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2XsdOptions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2XsdOptions.is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2XsdOptions.getUseEnum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2XsdOptions.getDe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2XsdOptions.setDesign( int design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2XsdOptions.getSimple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2XsdOptions.setSimpleContentTypes( int simpleContent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2XsdOptions.isUseEnum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2XsdOptions.setUseEnumerations( int useEnume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